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, monospace"/>
    <style:font-face style:name="JetBrains Mono1" svg:font-family="'JetBrains Mono'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Untertitel">
      <style:text-properties fo:language="de" fo:country="DE"/>
    </style:style>
    <style:style style:name="P2" style:family="paragraph" style:parent-style-name="Contents_20_Heading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fo:language="de" fo:country="DE" fo:background-color="#ffffff"/>
    </style:style>
    <style:style style:name="P4" style:family="paragraph" style:parent-style-name="Preformatted_20_Text">
      <style:text-properties fo:color="#a9b7c6" loext:opacity="100%" style:font-name="JetBrains Mono1" fo:language="de" fo:country="DE"/>
    </style:style>
    <style:style style:name="P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/>
    </style:style>
    <style:style style:name="P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style:font-name="JetBrains Mono"/>
    </style:style>
    <style:style style:name="P7" style:family="paragraph" style:parent-style-name="Preformatted_20_Text">
      <style:text-properties fo:color="#808080" loext:opacity="100%" style:font-name="JetBrains Mono1" fo:language="de" fo:country="DE"/>
    </style:style>
    <style:style style:name="P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loext:opacity="100%"/>
    </style:style>
    <style:style style:name="P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loext:opacity="100%" style:font-name="JetBrains Mono"/>
    </style:style>
    <style:style style:name="P1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 loext:opacity="100%" style:font-name="JetBrains Mono"/>
    </style:style>
    <style:style style:name="P11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  <style:text-properties fo:color="#a9b7c6" loext:opacity="100%"/>
    </style:style>
    <style:style style:name="P12" style:family="paragraph" style:parent-style-name="Titel" style:master-page-name="MP0">
      <style:paragraph-properties style:page-number="auto" fo:break-before="page"/>
      <style:text-properties fo:language="de" fo:country="DE"/>
    </style:style>
    <style:style style:name="P13" style:family="paragraph" style:parent-style-name="Überschrift_20_1">
      <style:text-properties fo:language="de" fo:country="DE"/>
    </style:style>
    <style:style style:name="T1" style:family="text">
      <style:text-properties fo:color="#cc7832" loext:opacity="100%"/>
    </style:style>
    <style:style style:name="T2" style:family="text">
      <style:text-properties fo:color="#cc7832" loext:opacity="100%" style:font-name="JetBrains Mono"/>
    </style:style>
    <style:style style:name="T3" style:family="text">
      <style:text-properties fo:color="#8888c6" loext:opacity="100%"/>
    </style:style>
    <style:style style:name="T4" style:family="text">
      <style:text-properties fo:color="#8888c6" loext:opacity="100%" style:font-name="JetBrains Mono"/>
    </style:style>
    <style:style style:name="T5" style:family="text">
      <style:text-properties fo:color="#6a8759" loext:opacity="100%"/>
    </style:style>
    <style:style style:name="T6" style:family="text">
      <style:text-properties fo:color="#6a8759" loext:opacity="100%" style:font-name="JetBrains Mono"/>
    </style:style>
    <style:style style:name="T7" style:family="text">
      <style:text-properties fo:color="#a9b7c6" loext:opacity="100%" style:font-name="JetBrains Mono"/>
    </style:style>
    <style:style style:name="T8" style:family="text">
      <style:text-properties fo:color="#ffc66d" loext:opacity="100%"/>
    </style:style>
    <style:style style:name="T9" style:family="text">
      <style:text-properties fo:color="#808080" loext:opacity="100%"/>
    </style:style>
    <style:style style:name="T10" style:family="text">
      <style:text-properties fo:color="#808080" loext:opacity="100%" style:font-name="JetBrains Mono"/>
    </style:style>
    <style:style style:name="T11" style:family="text">
      <style:text-properties fo:color="#b200b2" loext:opacity="100%" style:font-name="JetBrains Mono"/>
    </style:style>
    <style:style style:name="T12" style:family="text">
      <style:text-properties fo:color="#6897bb" loext:opacity="100%"/>
    </style:style>
    <style:style style:name="T13" style:family="text">
      <style:text-properties fo:color="#6897bb" loext:opacity="100%" style:font-name="JetBrains Mono"/>
    </style:style>
    <style:style style:name="T14" style:family="text">
      <style:text-properties style:font-name="JetBrains Mono"/>
    </style:style>
    <style:style style:name="T15" style:family="text">
      <style:text-properties fo:color="#72737a" loext:opacity="100%" style:font-name="JetBrains Mono"/>
    </style:style>
    <style:style style:name="T16" style:family="text">
      <style:text-properties fo:color="#aa4926" loext:opacity="100%" style:font-name="JetBrains Mono"/>
    </style:style>
    <style:style style:name="T17" style:family="text">
      <style:text-properties fo:color="#94558d" loext:opacity="100%" style:font-name="JetBrains Mono"/>
    </style:style>
    <style:style style:name="T18" style:family="text">
      <style:text-properties officeooo:rsid="000d71e4"/>
    </style:style>
    <style:style style:name="T19" style:family="text">
      <style:text-properties officeooo:rsid="000e586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-start text:name="Aufgabe"/>Junior Aufgabe <text:bookmark-end text:name="Aufgabe"/>2</text:p>
      <text:p text:style-name="P1">Team-ID: 00719</text:p>
      <text:p text:style-name="P1">Team: YOLO</text:p>
      <text:p text:style-name="P1">Bearbeiter/-innen dieser Aufgabe:<text:line-break/>Witold Mowinski</text:p>
      <text:p text:style-name="Untertitel">18. November 2022</text:p>
      <text:table-of-content text:style-name="Sect1" text:name="_TOC3">
        <text:table-of-content-source text:outline-level="9">
          <text:index-title-template text:style-name="Contents_20_Heading">Table of Contents</text:index-title-template>
          <text:table-of-content-entry-template text:outline-level="1" text:style-name="Verzeichnis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Verzeichnis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tandard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Standard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Standard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Standard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Standard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Standard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Standard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">Inhaltsverzeichnis</text:p>
          <text:p text:style-name="Contents_20_1"><text:a xlink:type="simple" xlink:href="#__RefHeading___Toc2232_4178761632" office:target-frame-name="_top" xlink:show="replace" text:style-name="Internet_20_link" text:visited-style-name="Visited_20_Internet_20_Link">Lösungsidee<text:tab/>1</text:a></text:p>
          <text:p text:style-name="Contents_20_1"><text:a xlink:type="simple" xlink:href="#__RefHeading___Toc2234_4178761632" office:target-frame-name="_top" xlink:show="replace" text:style-name="Internet_20_link" text:visited-style-name="Visited_20_Internet_20_Link">Umsetzung<text:tab/>1</text:a></text:p>
          <text:p text:style-name="Contents_20_1"><text:a xlink:type="simple" xlink:href="#__RefHeading___Toc2236_4178761632" office:target-frame-name="_top" xlink:show="replace" text:style-name="Internet_20_link" text:visited-style-name="Visited_20_Internet_20_Link">Beispiele<text:tab/>2</text:a></text:p>
          <text:p text:style-name="Contents_20_1"><text:a xlink:type="simple" xlink:href="#__RefHeading___Toc2238_4178761632" office:target-frame-name="_top" xlink:show="replace" text:style-name="Internet_20_link" text:visited-style-name="Visited_20_Internet_20_Link">Quellcode<text:tab/>2</text:a></text:p>
        </text:index-body>
      </text:table-of-content>
      <text:h text:style-name="P13" text:outline-level="1"><text:bookmark-start text:name="__RefHeading___Toc2232_4178761632"/>Lösungsidee<text:bookmark-end text:name="__RefHeading___Toc2232_4178761632"/></text:h>
      <text:p text:style-name="P3">Man hat ein<text:span text:style-name="T19">e zwei</text:span>dimensi<text:span text:style-name="T18">o</text:span>nale <text:span text:style-name="T19">L</text:span>iste, in de<text:span text:style-name="T19">r</text:span> die <text:span text:style-name="T19">P</text:span>ixel<text:span text:style-name="T19">w</text:span>erte gespeichert werden. <text:span text:style-name="T19">D</text:span>ie <text:span text:style-name="T19">Kristall</text:span>daten (<text:span text:style-name="T19">z. B. P</text:span>osition, <text:span text:style-name="T19">Wachstumsgeschwindigkeit </text:span>und <text:span text:style-name="T19">Wachstumszyklus</text:span>) werden in einer seperaten <text:span text:style-name="T19">L</text:span>iste gespeichert. Man geht diese <text:span text:style-name="T19">Li</text:span>ste durch und generiert zu den <text:span text:style-name="T19">K</text:span>ristalldaten passende, kleinere <text:span text:style-name="T19">zwei</text:span>dimensio<text:span text:style-name="T19">n</text:span>ale <text:span text:style-name="T19">L</text:span>isten, die <text:span text:style-name="T19">Diamant</text:span>förmige <text:span text:style-name="T19">I</text:span>nhalte haben. Diese kleinere <text:span text:style-name="T19">L</text:span>isten <text:span text:style-name="T19">überschreiben </text:span>dann die <text:span text:style-name="T19">W</text:span>erte in der <text:span text:style-name="T19">Haupt</text:span>liste.</text:p>
      <text:h text:style-name="P13" text:outline-level="1"><text:bookmark-start text:name="__RefHeading___Toc2234_4178761632"/>Umsetzung<text:bookmark-end text:name="__RefHeading___Toc2234_4178761632"/></text:h>
      <text:p text:style-name="P3">Eine Methode für das einfache generieren von der Hauptliste. Eine <text:span text:style-name="T19">M</text:span>ethode, die eine <text:span text:style-name="T19">L</text:span>iste mit einem schrägen <text:span text:style-name="T19">V</text:span>erlauf (siehe „create_slope()“), diese methode wird in „fuze_slopes<text:span text:style-name="T19">()</text:span>“ viermal aufgerufen, um aus vier <text:span text:style-name="T19">S</text:span>chrägen ein <text:span text:style-name="T19">D</text:span>iamantförmiges <text:span text:style-name="T19">A</text:span>rray zu machen. Dann brauchen wir noch eine <text:span text:style-name="T19">M</text:span>ethode, die andere <text:span text:style-name="T19">L</text:span>isten in die Hauptliste einfügt. „merge_arrays<text:span text:style-name="T19">()</text:span>“ nimmt eine <text:span text:style-name="T19">R</text:span>ef<text:span text:style-name="T19">erenz</text:span> zur Hauptliste und <text:span text:style-name="T19">zur</text:span> <text:span text:style-name="T19">Sekundär</text:span>liste, sowie die <text:span text:style-name="T19">P</text:span>osition, an der die <text:span text:style-name="T19">S</text:span>ekundärliste eingefügt werden soll und fügt diese <text:span text:style-name="T19">genau dort zur Hauptliste hinzu</text:span>, aber überschreibt nur die leeren <text:span text:style-name="T19">S</text:span>tellen in der Hauptliste. <text:span text:style-name="T19">Zudem gibt es auch ein paar Funktionen für eine schöne Visualisierung mit opencv2.</text:span></text:p>
      <text:h text:style-name="P13" text:outline-level="1"><text:bookmark-start text:name="__RefHeading___Toc2236_4178761632"/>Beispiele<text:bookmark-end text:name="__RefHeading___Toc2236_4178761632"/></text:h>
      <text:p text:style-name="Preformatted_20_Text">Siehe Videodateien</text:p>
      <text:h text:style-name="Überschrift_20_1" text:outline-level="1"><text:bookmark-start text:name="__RefHeading___Toc2238_4178761632"/>Quellcode<text:bookmark-end text:name="__RefHeading___Toc2238_4178761632"/></text:h>
      <text:p text:style-name="P5"><text:span text:style-name="Absatz-Standardschriftart"><text:span text:style-name="T7"/></text:span></text:p>
      <text:p text:style-name="P6"><text:span text:style-name="T1">from </text:span>random <text:span text:style-name="T1">import </text:span>seed<text:span text:style-name="T1">, </text:span>randint</text:p>
      <text:p text:style-name="P6"><text:span text:style-name="T1">from </text:span>typing <text:span text:style-name="T1">import </text:span>List<text:span text:style-name="T1">, </text:span>Tuple<text:span text:style-name="T1">, </text:span>Any</text:p>
      <text:p text:style-name="P6"><text:span text:style-name="T1">from </text:span>time <text:span text:style-name="T1">import </text:span>sleep</text:p>
      <text:p text:style-name="P6"><text:span text:style-name="T1">import </text:span>cv2</text:p>
      <text:p text:style-name="P6"><text:span text:style-name="T1">import </text:span>numpy <text:span text:style-name="T1">as </text:span>np</text:p>
      <text:p text:style-name="P6">seed(<text:span text:style-name="T5">"YOLO"</text:span>)</text:p>
      <text:p text:style-name="P9"><text:soft-page-break/># this creates one quarter of the diamond shape for the crystal</text:p>
      <text:p text:style-name="P6"><text:span text:style-name="T1">def </text:span><text:span text:style-name="T8">create_slope</text:span>(size<text:span text:style-name="T1">, </text:span>fill<text:span text:style-name="T1">, </text:span>back):</text:p>
      <text:p text:style-name="P5"><text:s text:c="4"/><text:span text:style-name="T14">ar = []</text:span></text:p>
      <text:p text:style-name="P5"><text:s text:c="4"/><text:span text:style-name="T2">for </text:span><text:span text:style-name="T14">n </text:span><text:span text:style-name="T2">in </text:span><text:span text:style-name="T4">range</text:span><text:span text:style-name="T14">(size):</text:span></text:p>
      <text:p text:style-name="P5"><text:s text:c="8"/><text:span text:style-name="T14">a2 = []</text:span></text:p>
      <text:p text:style-name="P5"><text:s text:c="8"/><text:span text:style-name="T14">a2.extend([fill </text:span><text:span text:style-name="T2">for </text:span><text:span text:style-name="T14">n </text:span><text:span text:style-name="T2">in </text:span><text:span text:style-name="T4">range</text:span><text:span text:style-name="T14">(n + </text:span><text:span text:style-name="T13">1</text:span><text:span text:style-name="T14">)])</text:span></text:p>
      <text:p text:style-name="P5"><text:s text:c="8"/><text:span text:style-name="T14">a2.extend([back </text:span><text:span text:style-name="T2">for </text:span><text:span text:style-name="T15">n </text:span><text:span text:style-name="T2">in </text:span><text:span text:style-name="T4">range</text:span><text:span text:style-name="T14">(size - n - </text:span><text:span text:style-name="T13">1</text:span><text:span text:style-name="T14">)])</text:span></text:p>
      <text:p text:style-name="P5"><text:s text:c="8"/><text:span text:style-name="T14">ar.append(a2)</text:span></text:p>
      <text:p text:style-name="P5"><text:s text:c="4"/><text:span text:style-name="T2">return </text:span><text:span text:style-name="T14">ar</text:span></text:p>
      <text:p text:style-name="P9"># make the board look ok</text:p>
      <text:p text:style-name="P6"><text:span text:style-name="T1">def </text:span><text:span text:style-name="T8">print_board</text:span>(board):</text:p>
      <text:p text:style-name="P5"><text:s text:c="4"/><text:span text:style-name="T2">for </text:span><text:span text:style-name="T14">y </text:span><text:span text:style-name="T2">in </text:span><text:span text:style-name="T4">range</text:span><text:span text:style-name="T14">(</text:span><text:span text:style-name="T4">len</text:span><text:span text:style-name="T14">(board)):</text:span></text:p>
      <text:p text:style-name="P5"><text:s text:c="8"/><text:span text:style-name="T2">for </text:span><text:span text:style-name="T14">x </text:span><text:span text:style-name="T2">in </text:span><text:span text:style-name="T4">range</text:span><text:span text:style-name="T14">(</text:span><text:span text:style-name="T4">len</text:span><text:span text:style-name="T14">(board[</text:span><text:span text:style-name="T13">0</text:span><text:span text:style-name="T14">])):</text:span></text:p>
      <text:p text:style-name="P5"><text:s text:c="12"/><text:span text:style-name="T4">print</text:span><text:span text:style-name="T14">(board[y][x]</text:span><text:span text:style-name="T2">, </text:span><text:span text:style-name="T16">end</text:span><text:span text:style-name="T14">=</text:span><text:span text:style-name="T6">" "</text:span><text:span text:style-name="T14">)</text:span></text:p>
      <text:p text:style-name="P5"><text:s text:c="8"/><text:span text:style-name="T4">print</text:span><text:span text:style-name="T14">()</text:span></text:p>
      <text:p text:style-name="P9"># streches the diamond so you can add x and y growth multipliers</text:p>
      <text:p text:style-name="P6"><text:span text:style-name="T1">def </text:span><text:span text:style-name="T8">strech_array</text:span>(arr<text:span text:style-name="T1">, </text:span>strech_factor: <text:span text:style-name="T3">int</text:span>):</text:p>
      <text:p text:style-name="P5"><text:s text:c="4"/><text:span text:style-name="T14">mid = </text:span><text:span text:style-name="T4">len</text:span><text:span text:style-name="T14">(arr) // </text:span><text:span text:style-name="T13">2</text:span></text:p>
      <text:p text:style-name="P5"><text:span text:style-name="T12"><text:s text:c="4"/></text:span><text:span text:style-name="T14">new_arr = []</text:span></text:p>
      <text:p text:style-name="P5"><text:s text:c="4"/><text:span text:style-name="T10"># if arr empty return</text:span></text:p>
      <text:p text:style-name="P5"><text:span text:style-name="T9"><text:s text:c="4"/></text:span><text:span text:style-name="T2">if not </text:span><text:span text:style-name="T14">arr:</text:span></text:p>
      <text:p text:style-name="P5"><text:s text:c="8"/><text:span text:style-name="T2">return </text:span><text:span text:style-name="T14">arr</text:span></text:p>
      <text:p text:style-name="P5"><text:s text:c="4"/><text:span text:style-name="T10"># strech left side of the center</text:span></text:p>
      <text:p text:style-name="P5"><text:span text:style-name="T9"><text:s text:c="4"/></text:span><text:span text:style-name="T2">for </text:span><text:span text:style-name="T14">x </text:span><text:span text:style-name="T2">in </text:span><text:span text:style-name="T14">arr[:mid]:</text:span></text:p>
      <text:p text:style-name="P5"><text:s text:c="8"/><text:span text:style-name="T2">for </text:span><text:span text:style-name="T14">_ </text:span><text:span text:style-name="T2">in </text:span><text:span text:style-name="T4">range</text:span><text:span text:style-name="T14">(strech_factor):</text:span></text:p>
      <text:p text:style-name="P5"><text:s text:c="12"/><text:span text:style-name="T14">new_arr.append(x.copy())</text:span></text:p>
      <text:p text:style-name="P5"><text:s text:c="4"/><text:span text:style-name="T10"># copy center</text:span></text:p>
      <text:p text:style-name="P5"><text:span text:style-name="T9"><text:s text:c="4"/></text:span><text:span text:style-name="T14">new_arr.append(arr[mid].copy())</text:span></text:p>
      <text:p text:style-name="P5"><text:s text:c="4"/><text:span text:style-name="T10"># strech right side of the center</text:span></text:p>
      <text:p text:style-name="P5"><text:span text:style-name="T9"><text:s text:c="4"/></text:span><text:span text:style-name="T2">for </text:span><text:span text:style-name="T14">x </text:span><text:span text:style-name="T2">in </text:span><text:span text:style-name="T14">arr[mid + </text:span><text:span text:style-name="T13">1</text:span><text:span text:style-name="T14">:]:</text:span></text:p>
      <text:p text:style-name="P5"><text:s text:c="8"/><text:span text:style-name="T2">for </text:span><text:span text:style-name="T14">_ </text:span><text:span text:style-name="T2">in </text:span><text:span text:style-name="T4">range</text:span><text:span text:style-name="T14">(strech_factor):</text:span></text:p>
      <text:p text:style-name="P5"><text:s text:c="12"/><text:span text:style-name="T14">new_arr.append(x.copy())</text:span></text:p>
      <text:p text:style-name="P5"><text:s text:c="4"/><text:span text:style-name="T2">return </text:span><text:span text:style-name="T14">new_arr</text:span></text:p>
      <text:p text:style-name="P6"><text:span text:style-name="T1">def </text:span><text:span text:style-name="T8">rotate_array</text:span>(array):</text:p>
      <text:p text:style-name="P5"><text:s text:c="4"/><text:span text:style-name="T2">return </text:span><text:span text:style-name="T14">[</text:span><text:span text:style-name="T4">list</text:span><text:span text:style-name="T14">(v) </text:span><text:span text:style-name="T2">for </text:span><text:span text:style-name="T14">v </text:span><text:span text:style-name="T2">in </text:span><text:span text:style-name="T4">list</text:span><text:span text:style-name="T14">(</text:span><text:span text:style-name="T4">zip</text:span><text:span text:style-name="T14">(*array[::-</text:span><text:span text:style-name="T13">1</text:span><text:span text:style-name="T14">]))]</text:span></text:p>
      <text:p text:style-name="P9"># fuzes slopes into a diamond</text:p>
      <text:p text:style-name="P6"><text:span text:style-name="T1">def </text:span><text:span text:style-name="T8">fuze_slopes</text:span>(s<text:span text:style-name="T1">, </text:span>fill: Any = <text:span text:style-name="T12">1</text:span><text:span text:style-name="T1">, </text:span>back: Any = <text:span text:style-name="T12">0</text:span><text:span text:style-name="T1">, </text:span>xmul: <text:span text:style-name="T3">int </text:span>= <text:span text:style-name="T12">1</text:span><text:span text:style-name="T1">, </text:span>ymul: <text:span text:style-name="T3">int </text:span>= <text:span text:style-name="T12">1</text:span>):</text:p>
      <text:p text:style-name="P5"><text:s text:c="4"/><text:span text:style-name="T10"># make slopes and oriante every in a diferent direction</text:span></text:p>
      <text:p text:style-name="P5"><text:span text:style-name="T9"><text:s text:c="4"/></text:span><text:span text:style-name="T14">a1 = create_slope(s</text:span><text:span text:style-name="T2">, </text:span><text:span text:style-name="T14">fill</text:span><text:span text:style-name="T2">, </text:span><text:span text:style-name="T14">back)</text:span></text:p>
      <text:p text:style-name="P5"><text:s text:c="4"/><text:span text:style-name="T14">a2 = rotate_array(create_slope(s</text:span><text:span text:style-name="T2">, </text:span><text:span text:style-name="T14">fill</text:span><text:span text:style-name="T2">, </text:span><text:span text:style-name="T14">back))</text:span></text:p>
      <text:p text:style-name="P5"><text:s text:c="4"/><text:span text:style-name="T14">a3 = rotate_array(rotate_array(create_slope(s</text:span><text:span text:style-name="T2">, </text:span><text:span text:style-name="T14">fill</text:span><text:span text:style-name="T2">, </text:span><text:span text:style-name="T14">back)))</text:span></text:p>
      <text:p text:style-name="P5"><text:s text:c="4"/><text:span text:style-name="T14">a4 = rotate_array(rotate_array(rotate_array(create_slope(s</text:span><text:span text:style-name="T2">, </text:span><text:span text:style-name="T14">fill</text:span><text:span text:style-name="T2">, </text:span><text:span text:style-name="T14">back))))</text:span></text:p>
      <text:p text:style-name="P5"><text:s text:c="4"/><text:span text:style-name="T10"># FUZE</text:span></text:p>
      <text:p text:style-name="P5"><text:span text:style-name="T9"><text:s text:c="4"/></text:span><text:span text:style-name="T14">arr = []</text:span></text:p>
      <text:p text:style-name="P5"><text:s text:c="4"/><text:span text:style-name="T2">for </text:span><text:span text:style-name="T14">a</text:span><text:span text:style-name="T2">, </text:span><text:span text:style-name="T14">b </text:span><text:span text:style-name="T2">in </text:span><text:span text:style-name="T4">zip</text:span><text:span text:style-name="T14">(a4</text:span><text:span text:style-name="T2">, </text:span><text:span text:style-name="T14">a1):</text:span></text:p>
      <text:p text:style-name="P5"><text:s text:c="8"/><text:span text:style-name="T14">arr.append([])</text:span></text:p>
      <text:p text:style-name="P5"><text:s text:c="8"/><text:span text:style-name="T14">arr[-</text:span><text:span text:style-name="T13">1</text:span><text:span text:style-name="T14">].extend(a)</text:span></text:p>
      <text:p text:style-name="P5"><text:s text:c="8"/><text:span text:style-name="T14">arr[-</text:span><text:span text:style-name="T13">1</text:span><text:span text:style-name="T14">].extend(b[</text:span><text:span text:style-name="T13">1</text:span><text:span text:style-name="T14">:])</text:span></text:p>
      <text:p text:style-name="P5"><text:s text:c="4"/><text:span text:style-name="T2">for </text:span><text:span text:style-name="T14">c</text:span><text:span text:style-name="T2">, </text:span><text:span text:style-name="T14">d </text:span><text:span text:style-name="T2">in </text:span><text:span text:style-name="T4">zip</text:span><text:span text:style-name="T14">(a3[</text:span><text:span text:style-name="T13">1</text:span><text:span text:style-name="T14">:]</text:span><text:span text:style-name="T2">, </text:span><text:span text:style-name="T14">a2[</text:span><text:span text:style-name="T13">1</text:span><text:span text:style-name="T14">:]):</text:span></text:p>
      <text:p text:style-name="P5"><text:s text:c="8"/><text:span text:style-name="T14">arr.append([])</text:span></text:p>
      <text:p text:style-name="P5"><text:s text:c="8"/><text:span text:style-name="T14">arr[-</text:span><text:span text:style-name="T13">1</text:span><text:span text:style-name="T14">].extend(c)</text:span></text:p>
      <text:p text:style-name="P5"><text:s text:c="8"/><text:span text:style-name="T14">arr[-</text:span><text:span text:style-name="T13">1</text:span><text:span text:style-name="T14">].extend(d[</text:span><text:span text:style-name="T13">1</text:span><text:span text:style-name="T14">:])</text:span></text:p>
      <text:p text:style-name="P5"><text:s text:c="4"/><text:span text:style-name="T10"># adopt y growth multipliers</text:span></text:p>
      <text:p text:style-name="P5"><text:span text:style-name="T9"><text:s text:c="4"/></text:span><text:span text:style-name="T2">if </text:span><text:span text:style-name="T14">ymul != </text:span><text:span text:style-name="T13">1</text:span><text:span text:style-name="T14">:</text:span></text:p>
      <text:p text:style-name="P5"><text:s text:c="8"/><text:span text:style-name="T14">arr = strech_array(arr</text:span><text:span text:style-name="T2">, </text:span><text:span text:style-name="T14">ymul)</text:span></text:p>
      <text:p text:style-name="P5"><text:s text:c="4"/><text:span text:style-name="T10"># adopt x growth multipliers</text:span></text:p>
      <text:p text:style-name="P5"><text:soft-page-break/><text:span text:style-name="T9"><text:s text:c="4"/></text:span><text:span text:style-name="T2">if </text:span><text:span text:style-name="T14">xmul != </text:span><text:span text:style-name="T13">1</text:span><text:span text:style-name="T14">:</text:span></text:p>
      <text:p text:style-name="P5"><text:s text:c="8"/><text:span text:style-name="T14">arr = rotate_array(arr)</text:span></text:p>
      <text:p text:style-name="P5"><text:s text:c="8"/><text:span text:style-name="T14">arr = strech_array(arr</text:span><text:span text:style-name="T2">, </text:span><text:span text:style-name="T14">xmul)</text:span></text:p>
      <text:p text:style-name="P5"><text:s text:c="8"/><text:span text:style-name="T14">arr = rotate_array(arr)</text:span></text:p>
      <text:p text:style-name="P5"><text:s text:c="4"/><text:span text:style-name="T2">return </text:span><text:span text:style-name="T14">arr</text:span></text:p>
      <text:p text:style-name="P9"># easy board creation</text:p>
      <text:p text:style-name="P6"><text:span text:style-name="T1">def </text:span><text:span text:style-name="T8">make_board</text:span>(x<text:span text:style-name="T1">, </text:span>y<text:span text:style-name="T1">, </text:span>default_value=<text:span text:style-name="T1">None</text:span>):</text:p>
      <text:p text:style-name="P5"><text:s text:c="4"/><text:span text:style-name="T2">return </text:span><text:span text:style-name="T14">[</text:span></text:p>
      <text:p text:style-name="P5"><text:s text:c="8"/><text:span text:style-name="T14">[</text:span></text:p>
      <text:p text:style-name="P5"><text:s text:c="12"/><text:span text:style-name="T14">default_value </text:span><text:span text:style-name="T2">for </text:span><text:span text:style-name="T14">_ </text:span><text:span text:style-name="T2">in </text:span><text:span text:style-name="T4">range</text:span><text:span text:style-name="T14">(x)</text:span></text:p>
      <text:p text:style-name="P5"><text:s text:c="8"/><text:span text:style-name="T14">] </text:span><text:span text:style-name="T2">for </text:span><text:span text:style-name="T14">_ </text:span><text:span text:style-name="T2">in </text:span><text:span text:style-name="T4">range</text:span><text:span text:style-name="T14">(y)</text:span></text:p>
      <text:p text:style-name="P5"><text:s text:c="4"/><text:span text:style-name="T14">]</text:span></text:p>
      <text:p text:style-name="P9"># merge the diamonds into the board</text:p>
      <text:p text:style-name="P6"><text:span text:style-name="T1">def </text:span><text:span text:style-name="T8">merge_arrays</text:span>(main_arr<text:span text:style-name="T1">, </text:span>second<text:span text:style-name="T1">, </text:span>pos<text:span text:style-name="T1">, </text:span>criterium: <text:span text:style-name="T3">callable </text:span>= <text:span text:style-name="T1">lambda </text:span>v1<text:span text:style-name="T1">, </text:span>v2: v2 &gt; v1):</text:p>
      <text:p text:style-name="P5"><text:s text:c="4"/><text:span text:style-name="T14">x</text:span><text:span text:style-name="T2">, </text:span><text:span text:style-name="T14">y = pos</text:span></text:p>
      <text:p text:style-name="P5"><text:s text:c="4"/><text:span text:style-name="T14">no_overrides = </text:span><text:span text:style-name="T2">False</text:span></text:p>
      <text:p text:style-name="P5"><text:span text:style-name="T1"><text:s text:c="4"/></text:span><text:span text:style-name="T10"># center the diamond on its center and not top left</text:span></text:p>
      <text:p text:style-name="P5"><text:span text:style-name="T9"><text:s text:c="4"/></text:span><text:span text:style-name="T2">if </text:span><text:span text:style-name="T14">second:</text:span></text:p>
      <text:p text:style-name="P5"><text:s text:c="8"/><text:span text:style-name="T14">x -= </text:span><text:span text:style-name="T4">len</text:span><text:span text:style-name="T14">(second[</text:span><text:span text:style-name="T13">0</text:span><text:span text:style-name="T14">]) // </text:span><text:span text:style-name="T13">2</text:span></text:p>
      <text:p text:style-name="P5"><text:span text:style-name="T12"><text:s text:c="4"/></text:span><text:span text:style-name="T2">else</text:span><text:span text:style-name="T14">:</text:span></text:p>
      <text:p text:style-name="P5"><text:s text:c="8"/><text:span text:style-name="T14">x -= </text:span><text:span text:style-name="T13">1 </text:span><text:span text:style-name="T14">// </text:span><text:span text:style-name="T13">2</text:span></text:p>
      <text:p text:style-name="P5"><text:span text:style-name="T12"><text:s text:c="4"/></text:span><text:span text:style-name="T14">y -= </text:span><text:span text:style-name="T4">len</text:span><text:span text:style-name="T14">(second) // </text:span><text:span text:style-name="T13">2</text:span></text:p>
      <text:p text:style-name="P5"><text:span text:style-name="T12"><text:s text:c="4"/></text:span><text:span text:style-name="T2">for </text:span><text:span text:style-name="T14">yp </text:span><text:span text:style-name="T2">in </text:span><text:span text:style-name="T4">range</text:span><text:span text:style-name="T14">(</text:span><text:span text:style-name="T4">len</text:span><text:span text:style-name="T14">(second)):</text:span></text:p>
      <text:p text:style-name="P5"><text:s text:c="8"/><text:span text:style-name="T2">for </text:span><text:span text:style-name="T14">xp </text:span><text:span text:style-name="T2">in </text:span><text:span text:style-name="T4">range</text:span><text:span text:style-name="T14">(</text:span><text:span text:style-name="T4">len</text:span><text:span text:style-name="T14">(second[</text:span><text:span text:style-name="T13">0</text:span><text:span text:style-name="T14">])):</text:span></text:p>
      <text:p text:style-name="P5"><text:s text:c="12"/><text:span text:style-name="T10"># make sure crystals get indexes inside the board</text:span></text:p>
      <text:p text:style-name="P8"><text:s text:c="12"/><text:span text:style-name="T14"># / -&gt;</text:span></text:p>
      <text:p text:style-name="P8"><text:s text:c="12"/><text:span text:style-name="T14"># |</text:span></text:p>
      <text:p text:style-name="P5"><text:span text:style-name="T9"><text:s text:c="12"/></text:span><text:span text:style-name="T2">if </text:span><text:span text:style-name="T14">y + yp &gt;= </text:span><text:span text:style-name="T4">len</text:span><text:span text:style-name="T14">(main_arr):</text:span></text:p>
      <text:p text:style-name="P5"><text:s text:c="16"/><text:span text:style-name="T2">continue</text:span></text:p>
      <text:p text:style-name="P5"><text:span text:style-name="T1"><text:s text:c="12"/></text:span><text:span text:style-name="T2">if </text:span><text:span text:style-name="T14">x + xp &gt;= </text:span><text:span text:style-name="T4">len</text:span><text:span text:style-name="T14">(main_arr[</text:span><text:span text:style-name="T13">0</text:span><text:span text:style-name="T14">]):</text:span></text:p>
      <text:p text:style-name="P5"><text:s text:c="16"/><text:span text:style-name="T2">continue</text:span></text:p>
      <text:p text:style-name="P5"><text:span text:style-name="T1"><text:s text:c="12"/></text:span><text:span text:style-name="T10"># make sure crystals done get negative indexes</text:span></text:p>
      <text:p text:style-name="P8"><text:s text:c="12"/><text:span text:style-name="T14"># <text:s text:c="2"/>&lt;-</text:span></text:p>
      <text:p text:style-name="P8"><text:s text:c="12"/><text:span text:style-name="T14"># /\</text:span></text:p>
      <text:p text:style-name="P5"><text:span text:style-name="T9"><text:s text:c="12"/></text:span><text:span text:style-name="T2">if </text:span><text:span text:style-name="T14">y + yp &lt; </text:span><text:span text:style-name="T13">0</text:span><text:span text:style-name="T14">:</text:span></text:p>
      <text:p text:style-name="P5"><text:s text:c="16"/><text:span text:style-name="T2">continue</text:span></text:p>
      <text:p text:style-name="P5"><text:span text:style-name="T1"><text:s text:c="12"/></text:span><text:span text:style-name="T2">if </text:span><text:span text:style-name="T14">x + xp &lt; </text:span><text:span text:style-name="T13">0</text:span><text:span text:style-name="T14">:</text:span></text:p>
      <text:p text:style-name="P5"><text:s text:c="16"/><text:span text:style-name="T2">continue</text:span></text:p>
      <text:p text:style-name="P5"><text:span text:style-name="T1"><text:s text:c="12"/></text:span><text:span text:style-name="T10"># dont overwrite spaces</text:span></text:p>
      <text:p text:style-name="P5"><text:span text:style-name="T9"><text:s text:c="12"/></text:span><text:span text:style-name="T2">if </text:span><text:span text:style-name="T14">criterium(main_arr[y + yp][x + xp]</text:span><text:span text:style-name="T2">, </text:span><text:span text:style-name="T14">second[yp][xp]):</text:span></text:p>
      <text:p text:style-name="P5"><text:s text:c="16"/><text:span text:style-name="T14">main_arr[y + yp][x + xp] = second[yp][xp]</text:span></text:p>
      <text:p text:style-name="P5"><text:s text:c="16"/><text:span text:style-name="T14">no_overrides = </text:span><text:span text:style-name="T2">True</text:span></text:p>
      <text:p text:style-name="P5"><text:span text:style-name="T1"><text:s text:c="4"/></text:span><text:span text:style-name="T2">return </text:span><text:span text:style-name="T14">no_overrides</text:span></text:p>
      <text:p text:style-name="P9"># dataclass</text:p>
      <text:p text:style-name="P6"><text:span text:style-name="T1">class </text:span>Crystal:</text:p>
      <text:p text:style-name="P5"><text:s text:c="4"/><text:span text:style-name="T2">def </text:span><text:span text:style-name="T11">__init__</text:span><text:span text:style-name="T14">(</text:span><text:span text:style-name="T17">self</text:span><text:span text:style-name="T2">, </text:span><text:span text:style-name="T14">pos</text:span><text:span text:style-name="T2">, </text:span><text:span text:style-name="T15">colour: Tuple[int, int, int]=None</text:span><text:span text:style-name="T2">, </text:span><text:span text:style-name="T14">grow: </text:span><text:span text:style-name="T4">tuple </text:span><text:span text:style-name="T14">= (</text:span><text:span text:style-name="T13">1</text:span><text:span text:style-name="T2">, </text:span><text:span text:style-name="T13">1</text:span><text:span text:style-name="T14">)):</text:span></text:p>
      <text:p text:style-name="P5"><text:s text:c="8"/><text:span text:style-name="T17">self</text:span><text:span text:style-name="T14">.x</text:span><text:span text:style-name="T2">, </text:span><text:span text:style-name="T17">self</text:span><text:span text:style-name="T14">.y = pos</text:span></text:p>
      <text:p text:style-name="P5"><text:s text:c="8"/><text:span text:style-name="T17">self</text:span><text:span text:style-name="T14">.xg</text:span><text:span text:style-name="T2">, </text:span><text:span text:style-name="T17">self</text:span><text:span text:style-name="T14">.yg = grow</text:span></text:p>
      <text:p text:style-name="P5"><text:s text:c="8"/><text:span text:style-name="T10"># random colour for the shade</text:span></text:p>
      <text:p text:style-name="P5"><text:span text:style-name="T9"><text:s text:c="8"/></text:span><text:span text:style-name="T17">self</text:span><text:span text:style-name="T14">.colour = [randint(</text:span><text:span text:style-name="T13">0</text:span><text:span text:style-name="T2">, </text:span><text:span text:style-name="T13">256</text:span><text:span text:style-name="T14">) </text:span><text:span text:style-name="T2">for </text:span><text:span text:style-name="T14">_ </text:span><text:span text:style-name="T2">in </text:span><text:span text:style-name="T4">range</text:span><text:span text:style-name="T14">(</text:span><text:span text:style-name="T13">3</text:span><text:span text:style-name="T14">)]</text:span></text:p>
      <text:p text:style-name="P9"># main</text:p>
      <text:p text:style-name="P6"><text:span text:style-name="T1">def </text:span><text:span text:style-name="T8">main</text:span>(crystals: List[Crystal]<text:span text:style-name="T1">, </text:span>board_size: Tuple[<text:span text:style-name="T3">int</text:span><text:span text:style-name="T1">, </text:span><text:span text:style-name="T3">int</text:span>]<text:span text:style-name="T1">, </text:span>cv2_upscale=<text:span text:style-name="T1">None</text:span>):</text:p>
      <text:p text:style-name="P5"><text:s text:c="4"/><text:span text:style-name="T14">frames = []</text:span></text:p>
      <text:p text:style-name="P5"><text:s text:c="4"/><text:span text:style-name="T10"># mk board</text:span></text:p>
      <text:p text:style-name="P5"><text:span text:style-name="T9"><text:s text:c="4"/></text:span><text:span text:style-name="T14">board_width</text:span><text:span text:style-name="T2">, </text:span><text:span text:style-name="T14">board_height = board_size</text:span></text:p>
      <text:p text:style-name="P5"><text:s text:c="4"/><text:span text:style-name="T14">b = make_board(board_width</text:span><text:span text:style-name="T2">, </text:span><text:span text:style-name="T14">board_height</text:span><text:span text:style-name="T2">, </text:span><text:span text:style-name="T14">[</text:span><text:span text:style-name="T13">0</text:span><text:span text:style-name="T2">, </text:span><text:span text:style-name="T13">0</text:span><text:span text:style-name="T2">, </text:span><text:span text:style-name="T13">0</text:span><text:span text:style-name="T14">])</text:span></text:p>
      <text:p text:style-name="P5"><text:soft-page-break/><text:s text:c="4"/><text:span text:style-name="T10"># crystals with higher growths get merged earlier</text:span></text:p>
      <text:p text:style-name="P5"><text:span text:style-name="T9"><text:s text:c="4"/></text:span><text:span text:style-name="T14">crystals = </text:span><text:span text:style-name="T4">sorted</text:span><text:span text:style-name="T14">(crystals</text:span><text:span text:style-name="T2">, </text:span><text:span text:style-name="T16">key</text:span><text:span text:style-name="T14">=</text:span><text:span text:style-name="T2">lambda </text:span><text:span text:style-name="T14">c: </text:span><text:span text:style-name="T4">sum</text:span><text:span text:style-name="T14">([c.xg</text:span><text:span text:style-name="T2">, </text:span><text:span text:style-name="T14">c.yg])</text:span><text:span text:style-name="T2">, </text:span><text:span text:style-name="T16">reverse</text:span><text:span text:style-name="T14">=</text:span><text:span text:style-name="T2">True</text:span><text:span text:style-name="T14">)</text:span></text:p>
      <text:p text:style-name="P5"><text:s text:c="4"/><text:span text:style-name="T10"># convert the dataclass into raw data</text:span></text:p>
      <text:p text:style-name="P5"><text:span text:style-name="T9"><text:s text:c="4"/></text:span><text:span text:style-name="T14">crystals = [(i</text:span><text:span text:style-name="T2">, </text:span><text:span text:style-name="T14">cry.colour</text:span><text:span text:style-name="T2">, </text:span><text:span text:style-name="T14">cry.x</text:span><text:span text:style-name="T2">, </text:span><text:span text:style-name="T14">cry.y</text:span><text:span text:style-name="T2">, </text:span><text:span text:style-name="T14">cry.xg</text:span><text:span text:style-name="T2">, </text:span><text:span text:style-name="T14">cry.yg) </text:span><text:span text:style-name="T2">for </text:span><text:span text:style-name="T14">i</text:span><text:span text:style-name="T2">, </text:span><text:span text:style-name="T14">cry </text:span><text:span text:style-name="T2">in </text:span><text:span text:style-name="T4">enumerate</text:span><text:span text:style-name="T14">(crystals</text:span><text:span text:style-name="T2">, </text:span><text:span text:style-name="T13">1</text:span><text:span text:style-name="T14">)]</text:span></text:p>
      <text:p text:style-name="P5"><text:s text:c="4"/><text:span text:style-name="T14">burn_out_crystals = </text:span><text:span text:style-name="T4">set</text:span><text:span text:style-name="T14">()</text:span></text:p>
      <text:p text:style-name="P5"><text:s text:c="4"/><text:span text:style-name="T2">for </text:span><text:span text:style-name="T14">n </text:span><text:span text:style-name="T2">in </text:span><text:span text:style-name="T4">range</text:span><text:span text:style-name="T14">(</text:span><text:span text:style-name="T4">max</text:span><text:span text:style-name="T14">(</text:span><text:span text:style-name="T4">list</text:span><text:span text:style-name="T14">((board_width</text:span><text:span text:style-name="T2">, </text:span><text:span text:style-name="T14">board_height))) + </text:span><text:span text:style-name="T13">1</text:span><text:span text:style-name="T14">):</text:span></text:p>
      <text:p text:style-name="P5"><text:s text:c="8"/><text:span text:style-name="T10"># create diamonds and merge them into the main baord</text:span></text:p>
      <text:p text:style-name="P5"><text:span text:style-name="T9"><text:s text:c="8"/></text:span><text:span text:style-name="T2">for </text:span><text:span text:style-name="T14">id</text:span><text:span text:style-name="T2">, </text:span><text:span text:style-name="T14">cc</text:span><text:span text:style-name="T2">, </text:span><text:span text:style-name="T14">cx</text:span><text:span text:style-name="T2">, </text:span><text:span text:style-name="T14">cy</text:span><text:span text:style-name="T2">, </text:span><text:span text:style-name="T14">cgx</text:span><text:span text:style-name="T2">, </text:span><text:span text:style-name="T14">cgy </text:span><text:span text:style-name="T2">in </text:span><text:span text:style-name="T14">crystals:</text:span></text:p>
      <text:p text:style-name="P5"><text:s text:c="12"/><text:span text:style-name="T2">if </text:span><text:span text:style-name="T14">id </text:span><text:span text:style-name="T2">not in </text:span><text:span text:style-name="T14">burn_out_crystals:</text:span></text:p>
      <text:p text:style-name="P5"><text:s text:c="16"/><text:span text:style-name="T14">f = fuze_slopes(n</text:span><text:span text:style-name="T2">, </text:span><text:span text:style-name="T16">fill</text:span><text:span text:style-name="T14">=cc</text:span><text:span text:style-name="T2">, </text:span><text:span text:style-name="T16">back</text:span><text:span text:style-name="T14">=[</text:span><text:span text:style-name="T13">0</text:span><text:span text:style-name="T2">, </text:span><text:span text:style-name="T13">0</text:span><text:span text:style-name="T2">, </text:span><text:span text:style-name="T13">0</text:span><text:span text:style-name="T14">]</text:span><text:span text:style-name="T2">, <text:s/></text:span><text:span text:style-name="T16">xmul</text:span><text:span text:style-name="T14">=cgx</text:span><text:span text:style-name="T2">, </text:span><text:span text:style-name="T16">ymul</text:span><text:span text:style-name="T14">=cgy) <text:s/></text:span><text:span text:style-name="T10"># create diamon</text:span></text:p>
      <text:p text:style-name="P5"><text:span text:style-name="T9"><text:s text:c="16"/></text:span><text:span text:style-name="T14">x = merge_arrays(b</text:span><text:span text:style-name="T2">, </text:span><text:span text:style-name="T14">f</text:span><text:span text:style-name="T2">, </text:span><text:span text:style-name="T14">(cx</text:span><text:span text:style-name="T2">, </text:span><text:span text:style-name="T14">cy)</text:span><text:span text:style-name="T2">, lambda </text:span><text:span text:style-name="T14">v1</text:span><text:span text:style-name="T2">, </text:span><text:span text:style-name="T14">v2: v1 == [</text:span><text:span text:style-name="T13">0</text:span><text:span text:style-name="T2">, </text:span><text:span text:style-name="T13">0</text:span><text:span text:style-name="T2">, </text:span><text:span text:style-name="T13">0</text:span><text:span text:style-name="T14">]) <text:s/></text:span><text:span text:style-name="T10"># merging</text:span></text:p>
      <text:p text:style-name="P5"><text:span text:style-name="T9"><text:s text:c="16"/></text:span><text:span text:style-name="T2">if not </text:span><text:span text:style-name="T14">x </text:span><text:span text:style-name="T2">and </text:span><text:span text:style-name="T14">f != []:</text:span></text:p>
      <text:p text:style-name="P5"><text:s text:c="20"/><text:span text:style-name="T14">burn_out_crystals.add(id)</text:span></text:p>
      <text:p text:style-name="P5"><text:s text:c="8"/><text:span text:style-name="T10"># displaying and stuff</text:span></text:p>
      <text:p text:style-name="P5"><text:span text:style-name="T9"><text:s text:c="8"/></text:span><text:span text:style-name="T14">x = np.asarray(b</text:span><text:span text:style-name="T2">, </text:span><text:span text:style-name="T14">np.uint8)</text:span></text:p>
      <text:p text:style-name="P5"><text:s text:c="8"/><text:span text:style-name="T14">frames.append(x)</text:span></text:p>
      <text:p text:style-name="P5"><text:s text:c="8"/><text:span text:style-name="T2">if </text:span><text:span text:style-name="T14">cv2_upscale:</text:span></text:p>
      <text:p text:style-name="P5"><text:s text:c="12"/><text:span text:style-name="T14">x = cv2.resize(x</text:span><text:span text:style-name="T2">, </text:span><text:span text:style-name="T14">cv2_upscale)</text:span></text:p>
      <text:p text:style-name="P5"><text:s text:c="8"/><text:span text:style-name="T14">cv2.imshow(</text:span><text:span text:style-name="T6">"frame"</text:span><text:span text:style-name="T2">, </text:span><text:span text:style-name="T14">x)</text:span></text:p>
      <text:p text:style-name="P5"><text:s text:c="8"/><text:span text:style-name="T14">cv2.waitKey(</text:span><text:span text:style-name="T13">2</text:span><text:span text:style-name="T14">)</text:span></text:p>
      <text:p text:style-name="P5"><text:s text:c="8"/><text:span text:style-name="T14">sleep(</text:span><text:span text:style-name="T13">1 </text:span><text:span text:style-name="T14">/ </text:span><text:span text:style-name="T13">24</text:span><text:span text:style-name="T14">)</text:span></text:p>
      <text:p text:style-name="P5"><text:s text:c="8"/><text:span text:style-name="T2">if </text:span><text:span text:style-name="T4">len</text:span><text:span text:style-name="T14">(burn_out_crystals) == </text:span><text:span text:style-name="T4">len</text:span><text:span text:style-name="T14">(crystals):</text:span></text:p>
      <text:p text:style-name="P5"><text:s text:c="12"/><text:span text:style-name="T2">break</text:span></text:p>
      <text:p text:style-name="P5"><text:span text:style-name="T1"><text:s text:c="4"/></text:span><text:span text:style-name="T2">return </text:span><text:span text:style-name="T14">frames</text:span></text:p>
      <text:p text:style-name="P9"># create random positions for crystals</text:p>
      <text:p text:style-name="P6"><text:span text:style-name="T1">def </text:span><text:span text:style-name="T8">get_random_crystals</text:span>(ammount<text:span text:style-name="T1">, </text:span>board_size):</text:p>
      <text:p text:style-name="P5"><text:s text:c="4"/><text:span text:style-name="T14">xb</text:span><text:span text:style-name="T2">, </text:span><text:span text:style-name="T14">yb = board_size</text:span></text:p>
      <text:p text:style-name="P5"><text:s text:c="4"/><text:span text:style-name="T14">crystals = []</text:span></text:p>
      <text:p text:style-name="P5"><text:s text:c="4"/><text:span text:style-name="T2">for </text:span><text:span text:style-name="T14">_ </text:span><text:span text:style-name="T2">in </text:span><text:span text:style-name="T4">range</text:span><text:span text:style-name="T14">(ammount):</text:span></text:p>
      <text:p text:style-name="P5"><text:s text:c="8"/><text:span text:style-name="T14">x = randint(</text:span><text:span text:style-name="T13">0</text:span><text:span text:style-name="T2">, </text:span><text:span text:style-name="T14">xb - </text:span><text:span text:style-name="T13">1</text:span><text:span text:style-name="T14">)</text:span></text:p>
      <text:p text:style-name="P5"><text:s text:c="8"/><text:span text:style-name="T14">y = randint(</text:span><text:span text:style-name="T13">0</text:span><text:span text:style-name="T2">, </text:span><text:span text:style-name="T14">yb - </text:span><text:span text:style-name="T13">1</text:span><text:span text:style-name="T14">)</text:span></text:p>
      <text:p text:style-name="P5"><text:s text:c="8"/><text:span text:style-name="T14">crystals.append(Crystal((x</text:span><text:span text:style-name="T2">, </text:span><text:span text:style-name="T14">y)))</text:span></text:p>
      <text:p text:style-name="P5"><text:s text:c="4"/><text:span text:style-name="T2">return </text:span><text:span text:style-name="T14">crystals</text:span></text:p>
      <text:p text:style-name="P6"><text:span text:style-name="T1">def </text:span><text:span text:style-name="T8">make_movie</text:span>(frames):</text:p>
      <text:p text:style-name="P5"><text:s text:c="4"/><text:span text:style-name="T10"># len(frames) // clip_ln + 1</text:span></text:p>
      <text:p text:style-name="P5"><text:span text:style-name="T9"><text:s text:c="4"/></text:span><text:span text:style-name="T14">vid = cv2.VideoWriter(</text:span><text:span text:style-name="T6">"crystals.mkv"</text:span><text:span text:style-name="T2">, </text:span><text:span text:style-name="T14">cv2.VideoWriter_fourcc(*</text:span><text:span text:style-name="T6">"PIM1"</text:span><text:span text:style-name="T14">)</text:span><text:span text:style-name="T2">, </text:span><text:span text:style-name="T13">24</text:span><text:span text:style-name="T2">, </text:span><text:span text:style-name="T14">board_sz) <text:s/></text:span><text:span text:style-name="T10"># DIVX PIM1 MJPG</text:span></text:p>
      <text:p text:style-name="P5"><text:span text:style-name="T9"><text:s text:c="4"/></text:span><text:span text:style-name="T2">for </text:span><text:span text:style-name="T14">f </text:span><text:span text:style-name="T2">in </text:span><text:span text:style-name="T14">frames:</text:span></text:p>
      <text:p text:style-name="P5"><text:s text:c="8"/><text:span text:style-name="T14">vid.write(f)</text:span></text:p>
      <text:p text:style-name="P5"><text:s text:c="8"/><text:span text:style-name="T14">vid.write(f)</text:span></text:p>
      <text:p text:style-name="P5"><text:s text:c="8"/><text:span text:style-name="T14">vid.write(f)</text:span></text:p>
      <text:p text:style-name="P5"><text:s text:c="4"/><text:span text:style-name="T14">vid.release()</text:span></text:p>
      <text:p text:style-name="P6"><text:span text:style-name="T1">if </text:span>__name__ == <text:span text:style-name="T5">'__main__'</text:span>:</text:p>
      <text:p text:style-name="P5"><text:s text:c="4"/><text:span text:style-name="T14">board_sz</text:span><text:span text:style-name="T2">, </text:span><text:span text:style-name="T14">crystals = (</text:span><text:span text:style-name="T13">1024</text:span><text:span text:style-name="T2">, </text:span><text:span text:style-name="T13">1024</text:span><text:span text:style-name="T14">)</text:span><text:span text:style-name="T2">, </text:span><text:span text:style-name="T13">2058</text:span></text:p>
      <text:p text:style-name="P5"><text:span text:style-name="T12"><text:s text:c="4"/></text:span><text:span text:style-name="T14">crys = get_random_crystals(crystals</text:span><text:span text:style-name="T2">, </text:span><text:span text:style-name="T14">board_sz)</text:span></text:p>
      <text:p text:style-name="P5"><text:s text:c="4"/><text:span text:style-name="T14">frames = main(crys</text:span><text:span text:style-name="T2">, </text:span><text:span text:style-name="T14">board_sz)</text:span></text:p>
      <text:p text:style-name="P5"><text:s text:c="4"/><text:span text:style-name="T14">make_movie(frames)</text:span></text:p>
      <text:p text:style-name="P11"><text:s text:c="4"/><text:span text:style-name="T14">cv2.waitKey(</text:span><text:span text:style-name="T13">27</text:span><text:span text:style-name="T14">)</text:span></text:p>
      <text:p text:style-name="P10"/>
      <text:p text:style-name="P10"/>
      <text:p text:style-name="P7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, monospace"/>
    <style:font-face style:name="JetBrains Mono1" svg:font-family="'JetBrains Mono'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AR PL SungtiL GB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AR PL SungtiL GB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Überschrift_20_2" style:display-name="Überschrift 2" style:family="paragraph" style:parent-style-name="Heading" style:default-outline-level="2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Beschriftung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itel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Untertitel" style:family="paragraph" style:parent-style-name="Heading" style:next-style-name="Text_20_body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Mangal" style:font-family-asian="Mangal" style:font-family-generic-asian="roman" style:font-pitch-asian="variable" style:font-size-asian="8pt" style:language-asian="hi" style:country-asian="IN" fo:hyphenate="false" loext:hyphenation-no-caps="false"/>
    </style:style>
    <style:style style:name="Verzeichnis_20_2" style:display-name="Verzeichnis 2" style:family="paragraph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fo:font-size="10pt" style:font-name-asian="FreeSans" style:font-family-asian="FreeSans" style:font-family-generic-asian="system" style:font-pitch-asian="variable" style:font-size-asian="10pt" style:language-asian="hi" style:country-asian="IN" fo:hyphenate="false" loext:hyphenation-no-caps="false"/>
    </style:style>
    <style:style style:name="Verzeichnis_20_1" style:display-name="Verzeichnis 1" style:family="paragraph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fo:font-size="10pt" style:font-name-asian="FreeSans" style:font-family-asian="FreeSans" style:font-family-generic-asian="system" style:font-pitch-asian="variable" style:font-size-asian="10pt" style:language-asian="hi" style:country-asian="IN" fo:hyphenate="false" loext:hyphenation-no-caps="false"/>
    </style:style>
    <style:style style:name="RGV-Überschrift" style:family="paragraph">
      <style:paragraph-properties fo:margin-top="0.423cm" fo:margin-bottom="0.212cm" style:contextual-spacing="false" fo:hyphenation-ladder-count="no-limit" fo:keep-with-next="always"/>
      <style:text-properties fo:font-size="16pt" fo:font-weight="bold" style:font-name-asian="FreeSans" style:font-family-asian="FreeSans" style:font-family-generic-asian="system" style:font-pitch-asian="variable" style:font-size-asian="16pt" style:language-asian="hi" style:country-asian="IN" style:font-weight-asian="bold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Kopfzeile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ußzeile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letter-kerning="true" style:font-name-asian="Mangal" style:font-family-asian="Mangal" style:font-family-generic-asian="roman" style:font-pitch-asian="variable" style:font-size-asian="8pt" style:language-asian="hi" style:country-asian="IN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1cm" fo:margin-left="0cm" fo:margin-right="0cm" fo:margin-bottom="0cm" style:dynamic-spacing="true"/>
      </style:header-style>
      <style:footer-style>
        <style:header-footer-properties fo:min-height="0.6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Kopfzeile">Aufgabe 2<text:tab/><text:tab/>Team-ID: 00719</text:p>
      </style:header>
      <style:footer>
        <text:p text:style-name="Fußzeile"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initial-creator>a a</meta:initial-creator>
    <meta:creation-date>2022-11-18T11:25:00Z</meta:creation-date>
    <dc:date>2022-11-19T20:25:11.459358656</dc:date>
    <meta:editing-cycles>14</meta:editing-cycles>
    <meta:editing-duration>PT2H32M19S</meta:editing-duration>
    <meta:document-statistic meta:table-count="0" meta:image-count="0" meta:object-count="0" meta:page-count="4" meta:paragraph-count="184" meta:word-count="911" meta:character-count="6898" meta:non-whitespace-character-count="5159"/>
    <meta:template xlink:type="simple" xlink:actuate="onRequest" xlink:title="" xlink:href="Normal.dotm"/>
  </office:meta>
</office:document-meta>
</file>